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2" svg:font-family="'DejaVu Sans'" style:font-family-generic="swiss"/>
    <style:font-face style:name="DejaVu Sans3" svg:font-family="'DejaVu Sans'" style:font-adornments="Condensed" style:font-family-generic="swiss"/>
    <style:font-face style:name="DejaVu Sans4" svg:font-family="'DejaVu Sans'" style:font-adornments="Condensed" style:font-family-generic="system" style:font-pitch="variable"/>
    <style:font-face style:name="DejaVu Sans5" svg:font-family="'DejaVu Sans'" style:font-adornments="Condensed" style:font-family-generic="system"/>
    <style:font-face style:name="DejaVu Sans6" svg:font-family="'DejaVu San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body" style:list-style-name="L1">
      <style:graphic-properties fo:min-height="25.057cm"/>
      <style:paragraph-properties style:writing-mode="lr-tb"/>
    </style:style>
    <style:style style:name="gr2" style:family="graphic" style:parent-style-name="textbody" style:list-style-name="L1">
      <style:graphic-properties fo:min-height="24.85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0.432cm" fo:text-indent="0cm"/>
      <style:text-properties fo:font-size="12pt" style:font-size-asian="12pt" style:font-size-complex="12pt"/>
    </style:style>
    <style:style style:name="P2" style:family="paragraph">
      <style:paragraph-properties fo:margin-top="0cm" fo:margin-bottom="0cm" fo:line-height="0.432cm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0.432cm" fo:text-indent="0cm" style:writing-mode="lr-tb"/>
      <style:text-properties style:font-name="Helvetica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0.432cm" fo:text-indent="0cm"/>
    </style:style>
    <style:style style:name="P5" style:family="paragraph">
      <style:paragraph-properties fo:line-height="0.432cm"/>
    </style:style>
    <style:style style:name="P6" style:family="paragraph">
      <style:paragraph-properties fo:margin-left="0cm" fo:margin-right="0cm" fo:margin-top="0cm" fo:margin-bottom="0cm" fo:line-height="0.432cm" fo:text-indent="0cm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Helvetica" fo:font-size="22pt" fo:letter-spacing="normal" fo:font-style="normal" fo:text-shadow="none" style:text-underline-style="none" fo:font-weight="bold" style:letter-kerning="true" style:font-name-asian="DejaVu Sans6" style:font-size-asian="22pt" style:font-style-asian="normal" style:font-weight-asian="bold" style:font-name-complex="DejaVu Sans6" style:font-size-complex="2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DejaVu Sans6" style:font-size-asian="12pt" style:font-style-asian="normal" style:font-weight-asian="normal" style:font-name-complex="DejaVu Sans6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6" style:font-size-asian="12pt" style:font-style-asian="normal" style:font-weight-asian="bold" style:font-name-complex="DejaVu Sans6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Helvetica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Helvetica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Helvetica" fo:font-size="12pt" style:font-size-asian="12pt" style:font-size-complex="12pt"/>
    </style:style>
    <style:style style:name="T7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3" style:font-size-asian="12pt" style:font-style-asian="normal" style:font-weight-asian="bold" style:font-name-complex="DejaVu 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Helvetica" fo:font-size="12pt" fo:font-weight="bold" style:font-name-asian="DejaVu Sans3" style:font-size-asian="12pt" style:font-weight-asian="bold" style:font-name-complex="DejaVu Sans3" style:font-size-complex="12pt" style:font-weight-complex="bold"/>
    </style:style>
    <style:style style:name="T9" style:family="text">
      <style:text-properties style:font-name="Helvetica" fo:font-size="12pt" fo:font-weight="normal" style:font-name-asian="DejaVu Sans3" style:font-size-asian="12pt" style:font-weight-asian="normal" style:font-name-complex="DejaVu Sans3" style:font-size-complex="12pt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DejaVu Sans3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526cm" svg:height="25.307cm" svg:x="2.032cm" svg:y="1.651cm">
          <draw:text-box>
            <text:p text:style-name="P1"><text:span text:style-name="T1">Joel Parker Henderson, Software Developer</text:span></text:p>
            <text:p text:style-name="P1"><text:span text:style-name="T2"><text:line-break/></text:span><text:span text:style-name="T2">joel@joelparkerhenderson.com</text:span><text:span text:style-name="T2"><text:line-break/></text:span><text:span text:style-name="T2">https://linkedin.com/in/joelparkerhenderson</text:span><text:span text:style-name="T2"><text:line-break/></text:span><text:span text:style-name="T2"><text:a xlink:href="https://github.com/joelparkerhenderson" xlink:type="simple">https://github.com/joelparkerhenderson</text:a></text:span><text:span text:style-name="T2"><text:line-break/></text:span><text:span text:style-name="T2"><text:line-break/></text:span><text:span text:style-name="T3">SKILL HIGHLIGHTS</text:span></text:p>
            <text:p text:style-name="P2"/>
            <text:p text:style-name="P1"><text:span text:style-name="T3">Technical leader</text:span><text:span text:style-name="T2"> of 5 venture-funded <text:s/>startup teams and <text:s/>3 enterprise product teams.</text:span></text:p>
            <text:p text:style-name="P1"><text:span text:style-name="T3">Hands-on-coder</text:span><text:span text:style-name="T2"> with a wide range of languages, stacks, tools, processes, and systems..</text:span><text:span text:style-name="T2"><text:line-break/></text:span><text:span text:style-name="T3">Consultant</text:span><text:span text:style-name="T2"> to startup CEOs/CTOs/VPEs/VCs on technology development practices.</text:span></text:p>
            <text:p text:style-name="P2"><text:span text:style-name="T4">Creator</text:span><text:span text:style-name="T5"> of free open source software, libraries, scripts, guides, and <text:s/>demos.</text:span></text:p>
            <text:p text:style-name="P1"/>
            <text:p text:style-name="P1"><text:span text:style-name="T3">STACK HIGHLIGHTS</text:span></text:p>
            <text:p text:style-name="P2"><text:span text:style-name="T2"><text:line-break/></text:span><text:span text:style-name="T3">Full-stack</text:span><text:span text:style-name="T2">: Ruby on Rails, Elixir </text:span><text:span text:style-name="T6">Phoenix, Rust Axum, Node Express, Python Django.</text:span></text:p>
            <text:p text:style-name="P1"><text:span text:style-name="T3">Back-end</text:span><text:span text:style-name="T2">: Unix, SQL, AWS, APIs, DevOps, CI/CD, TDD/BDD, IaC, Terraform, Ansible.</text:span></text:p>
            <text:p text:style-name="P1"><text:span text:style-name="T3">Front-end</text:span><text:span text:style-name="T2">: HTML, CSS, Tailwind, Bulma, Bootstrap, Kendo, D3, Adobe Creative Cloud.</text:span></text:p>
            <text:p text:style-name="P1"><text:span text:style-name="T3">Mobile</text:span><text:span text:style-name="T2">: iOS/Swift, Android/Java. React, Vue, Svelte, WASM, JavaScript, TypeScript.</text:span></text:p>
            <text:p text:style-name="P1"/>
            <text:p text:style-name="P2"><text:span text:style-name="T4">EXPERIENCE HIGHLIGHTS</text:span><text:span text:style-name="T2"><text:line-break/></text:span><text:span text:style-name="T2"/></text:p>
            <text:p text:style-name="P2"><text:span text:style-name="T3">CTO at Commissary Club </text:span><text:span text:style-name="T7">∘ </text:span><text:span text:style-name="T3">Y Combinator VC </text:span><text:span text:style-name="T8">∘ </text:span><text:span text:style-name="T4">2019–2021</text:span></text:p>
            <text:p text:style-name="P2"><text:span text:style-name="T8">∘</text:span><text:span text:style-name="T6"> </text:span><text:span text:style-name="T6">Led the technology, including coding the flagship social network from 0 to 100 MAUs.</text:span></text:p>
            <text:p text:style-name="P2"><text:span text:style-name="T8">∘</text:span><text:span text:style-name="T6"> </text:span><text:span text:style-name="T6">Oversaw the buildout of the platform, website, mobile app, APIs, hosting, from 0 to MVP.</text:span></text:p>
            <text:p text:style-name="P2"><text:span text:style-name="T8">∘</text:span><text:span text:style-name="T6"> </text:span><text:span text:style-name="T6">Directed10 employees and consultants, lead developer, lead designer, lead analyst.</text:span></text:p>
            <text:p text:style-name="P2"/>
            <text:p text:style-name="P1"><text:span text:style-name="T3">CTO Engineering Consultant at</text:span><text:span text:style-name="T7"> </text:span><text:span text:style-name="T3">Omniex Holdings </text:span><text:span text:style-name="T7">∘ Jump Capital VC ∘ 2018</text:span></text:p>
            <text:p text:style-name="P1"><text:span text:style-name="T9">∘ </text:span><text:span text:style-name="T9">Led front-end team of 6, developing fintech blockchain product with React &amp; JavaScript.</text:span></text:p>
            <text:p text:style-name="P2"><text:span text:style-name="T8">∘</text:span><text:span text:style-name="T6"> </text:span><text:span text:style-name="T6">Researched and coded next-gen product with Svelte, TypeScript, Node, from 0 to HiFi.</text:span></text:p>
            <text:p text:style-name="P1"><text:span text:style-name="T7">∘</text:span><text:span text:style-name="T2"> </text:span><text:span text:style-name="T2">Advised CTO &amp; CEO on tech best practices, PPM/ WBS, hiring/</text:span><text:span text:style-name="T6">recruiting of 3 leads.</text:span></text:p>
            <text:p text:style-name="P2"/>
            <text:p text:style-name="P2"><text:span text:style-name="T3">Principal Consultant at ThoughtWorks </text:span><text:span text:style-name="T8">∘</text:span><text:span text:style-name="T4"> 2016–2017</text:span></text:p>
            <text:p text:style-name="P2"><text:span text:style-name="T8">∘</text:span><text:span text:style-name="T6"> </text:span><text:span text:style-name="T6">Grew most-advanced most-profitable team from 0 to 20 FTEs, using iOS and blockchain.</text:span></text:p>
            <text:p text:style-name="P2"><text:span text:style-name="T8">∘</text:span><text:span text:style-name="T6"> </text:span><text:span text:style-name="T6">Coached $1MM+ engagement clients in Fortune 50 fintech, manufacturing, B2C goods.</text:span></text:p>
            <text:p text:style-name="P1"><text:span text:style-name="T7">∘</text:span><text:span text:style-name="T2"> </text:span><text:span text:style-name="T2">Grew practices in agile, lean, IaC, devops, pops, EPPM, from 0 to 1000+ GitHub stars.</text:span><text:span text:style-name="T2"><text:line-break/></text:span><text:span text:style-name="T2"><text:line-break/></text:span><text:span text:style-name="T3">Lead Software Consultant at Boxbee </text:span><text:span text:style-name="T7">∘ 500 Startups VC ∘ 2014-2015</text:span></text:p>
            <text:p text:style-name="P1"><text:span text:style-name="T7">∘</text:span><text:span text:style-name="T2"> </text:span><text:span text:style-name="T6">Led 5 FTE product team from pre-pitch mocks to winning Launch.com Best New Startup.</text:span></text:p>
            <text:p text:style-name="P2"><text:span text:style-name="T7">∘</text:span><text:span text:style-name="T2"> </text:span><text:span text:style-name="T2">Led Rails and JavaScript practices, and coded </text:span><text:span text:style-name="T6">iOS Swift application from 0 to MVP.</text:span></text:p>
            <text:p text:style-name="P2"><text:span text:style-name="T7">∘</text:span><text:span text:style-name="T5"> </text:span><text:span text:style-name="T5">Coached CEO and PM on MVP roadmap, engineering, architecture, and fundraising.</text:span><text:span text:style-name="T4"><text:line-break/></text:span><text:span text:style-name="T4"/></text:p>
            <text:p text:style-name="P1"><text:span text:style-name="T3">Technology Consultant at </text:span><text:span text:style-name="T7">University of California ∘ 2012-2014</text:span></text:p>
            <text:p text:style-name="P2"><text:span text:style-name="T7">∘</text:span><text:span text:style-name="T5"> </text:span><text:span text:style-name="T5">Programmed secure nationwide UC survey system in Ruby, AWS for 500K users.</text:span></text:p>
            <text:p text:style-name="P2"><text:span text:style-name="T7">∘</text:span><text:span text:style-name="T5"> </text:span><text:span text:style-name="T5">Scoped mission-critical enterprise email system for $1.5M migration to Python Django.</text:span></text:p>
            <text:p text:style-name="P2"><text:span text:style-name="T7">∘</text:span><text:span text:style-name="T5"> </text:span><text:span text:style-name="T5">Teamed with BA staff to improve IT via DVCS, API, cloud services, for 50+ IT staff.</text:span></text:p>
            <text:p text:style-name="P2"/>
            <text:p text:style-name="P2"><text:span text:style-name="T3">Lead Software Consultant &amp; Employee #1 at Handle </text:span><text:span text:style-name="T7">∘ Menlo Ventures VC ∘ 2011</text:span></text:p>
            <text:p text:style-name="P2"><text:span text:style-name="T7">∘</text:span><text:span text:style-name="T5"> </text:span><text:span text:style-name="T5">Programmed productivity web app through successful raise $50K angel then $1MM A.</text:span></text:p>
            <text:p text:style-name="P2"><text:span text:style-name="T7">∘</text:span><text:span text:style-name="T5"> </text:span><text:span text:style-name="T5">Hired and led engineering team from 0 to 8, coding with Ruby On Rails, LAMP stack.</text:span></text:p>
            <text:p text:style-name="P1"><text:span text:style-name="T7">∘</text:span><text:span text:style-name="T2"> </text:span><text:span text:style-name="T2">Recruited tech vendors, coding consultants, UI/UX designers, and permanent CTO.</text:span><text:span text:style-name="T2"><text:line-break/></text:span><text:span text:style-name="T2"/></text:p>
            <text:p text:style-name="P1"><text:span text:style-name="T3">Software Developer Consultant at Lightbox </text:span><text:span text:style-name="T7">∘ 2006-2021</text:span></text:p>
            <text:p text:style-name="P1"><text:span text:style-name="T7">∘</text:span><text:span text:style-name="T2"> </text:span><text:span text:style-name="T2">Led $1MM+ business process automation for digital display network of 100MM MAUs.</text:span></text:p>
            <text:p text:style-name="P1"><text:span text:style-name="T7">∘</text:span><text:span text:style-name="T2"> </text:span><text:span text:style-name="T2">Hired and led engineering team from 0 to 8, coding with Ruby On Rails, LAMP stack.</text:span></text:p>
            <text:p text:style-name="P1"><text:span text:style-name="T7">∘</text:span><text:span text:style-name="T2"> </text:span><text:span text:style-name="T2">Coded Rails extranet portal, iOS/Android mobile consumer apps, Python custom CDN.</text:span><text:span text:style-name="T2"><text:line-break/></text:span><text:span text:style-name="T2"/></text:p>
            <text:p text:style-name="P1"><text:span text:style-name="T3">Full work experience is online at https://linkedin.com/in/joelparkerhenderson</text:span></text:p>
          </draw:text-box>
        </draw:frame>
      </draw:page>
      <draw:page draw:name="page2" draw:style-name="dp1" draw:master-page-name="Default">
        <draw:frame draw:style-name="gr2" draw:text-style-name="P6" draw:layer="layout" svg:width="17.145cm" svg:height="25.307cm" svg:x="2.032cm" svg:y="1.651cm">
          <draw:text-box>
            <text:p text:style-name="P4"><text:span text:style-name="T1">Joel Parker Henderson, Software Developer</text:span></text:p>
            <text:p text:style-name="P4"><text:span text:style-name="T1"/></text:p>
            <text:p text:style-name="P4"><text:span text:style-name="T2">joel@joelparkerhenderson.com</text:span><text:span text:style-name="T2"><text:line-break/></text:span><text:span text:style-name="T2"><text:a xlink:href="https://linkedin.com/in/joelparkerhenderson" xlink:type="simple">https://linkedin.com/in/joelparkerhenderson</text:a></text:span></text:p>
            <text:p text:style-name="P4"><text:span text:style-name="T2"><text:a xlink:href="https://github.com/joelparkerhenderson" xlink:type="simple">https://github.com/joelparkerhenderson</text:a></text:span><text:span text:style-name="T2"><text:line-break/></text:span><text:span text:style-name="T2"><text:line-break/></text:span><text:span text:style-name="T3">PROJECT HIGHLIGHTS</text:span><text:span text:style-name="T2"><text:line-break/></text:span><text:span text:style-name="T2"/></text:p>
            <text:p text:style-name="P4"><text:span text:style-name="T3">Founder </text:span><text:span text:style-name="T7">∘</text:span><text:span text:style-name="T3"> GitAlias </text:span><text:span text:style-name="T7">∘ </text:span><text:span text:style-name="T3">2017-Present</text:span></text:p>
            <text:p text:style-name="P4"><text:span text:style-name="T10">∘</text:span><text:span text:style-name="T2"> </text:span><text:span text:style-name="T2">Curated 100s of version control commands to help developer experience (DX).</text:span></text:p>
            <text:p text:style-name="P4"><text:span text:style-name="T10">∘</text:span><text:span text:style-name="T2"> </text:span><text:span text:style-name="T2">Wrote code and documentation for shortcuts, logs, workflows, optimizations.</text:span></text:p>
            <text:p text:style-name="P4"><text:span text:style-name="T10">∘</text:span><text:span text:style-name="T2"> </text:span><text:span text:style-name="T2">Programmed <text:s/>custom analytics using sh to chart repository commits by author.</text:span></text:p>
            <text:p text:style-name="P4"><text:span text:style-name="T3"/></text:p>
            <text:p text:style-name="P4"><text:span text:style-name="T3">Founder </text:span><text:span text:style-name="T7">∘</text:span><text:span text:style-name="T3"> Num Command </text:span><text:span text:style-name="T7">∘ </text:span><text:span text:style-name="T3">2015-Present</text:span></text:p>
            <text:p text:style-name="P4"><text:span text:style-name="T10">∘ </text:span><text:span text:style-name="T10">Created free open source </text:span><text:span text:style-name="T2">numeric</text:span><text:span text:style-name="T10"> software as a command line interface.</text:span></text:p>
            <text:p text:style-name="P4"><text:span text:style-name="T10">∘</text:span><text:span text:style-name="T2"> </text:span><text:span text:style-name="T2">Programmed functional algorithms for statistics, filtering, aggregation.</text:span></text:p>
            <text:p text:style-name="P4"><text:span text:style-name="T10">∘</text:span><text:span text:style-name="T2"> </text:span><text:span text:style-name="T2">Launched successful Kickstarter crowdfunding campaign to raise money.</text:span></text:p>
            <text:p text:style-name="P4"><text:span text:style-name="T2"/></text:p>
            <text:p text:style-name="P4"><text:span text:style-name="T3">COMMUNITY HIGHLIGHTS</text:span></text:p>
            <text:p text:style-name="P4"><text:span text:style-name="T3"/></text:p>
            <text:p text:style-name="P4"><text:span text:style-name="T3">Author of Rust axum technology </text:span><text:span text:style-name="T7">ebook</text:span><text:span text:style-name="T3"> </text:span><text:span text:style-name="T7">∘ </text:span><text:span text:style-name="T3">2022-onward</text:span></text:p>
            <text:p text:style-name="P4"><text:span text:style-name="T10">∘</text:span><text:span text:style-name="T2"> </text:span><text:span text:style-name="T2">Currently writing a programmer’s introduction to the Rust axum web framework.</text:span></text:p>
            <text:p text:style-name="P4"><text:span text:style-name="T10">∘</text:span><text:span text:style-name="T2"> </text:span><text:span text:style-name="T2">Shows how to leverage tower for client-server, hyper for HTTP, and tokio for async.</text:span></text:p>
            <text:p text:style-name="P4"><text:span text:style-name="T10">∘</text:span><text:span text:style-name="T2"> </text:span><text:span text:style-name="T2">Sections include RESTful APIs, JSON, forms, extractors, content types, and more.</text:span></text:p>
            <text:p text:style-name="P4"><text:span text:style-name="T3"/></text:p>
            <text:p text:style-name="P4"><text:span text:style-name="T3">Donor to progress</text:span><text:span text:style-name="T7"> ∘ </text:span><text:span text:style-name="T3">2015-onward</text:span></text:p>
            <text:p text:style-name="P4"><text:span text:style-name="T10">∘</text:span><text:span text:style-name="T2"> </text:span><text:span text:style-name="T2">Nonprofit donor to the ACLU, EFF, FSF, Apache Foundation, Linux Foundation, etc.</text:span></text:p>
            <text:p text:style-name="P4"><text:span text:style-name="T10">∘</text:span><text:span text:style-name="T2"> </text:span><text:span text:style-name="T2">Crowdsource donor to hundreds of projects in technology, education, and the arts.</text:span></text:p>
            <text:p text:style-name="P4"><text:span text:style-name="T10">∘</text:span><text:span text:style-name="T2"> </text:span><text:span text:style-name="T2">Training donor to student research projects e.g. git bot for automating code changes.</text:span></text:p>
            <text:p text:style-name="P4"><text:span text:style-name="T3"><text:line-break/></text:span><text:span text:style-name="T3">Community Civic Volunteer </text:span><text:span text:style-name="T7">∘ Hack for LA</text:span><text:span text:style-name="T3"> </text:span><text:span text:style-name="T7">∘ </text:span><text:span text:style-name="T3">2019-2020</text:span></text:p>
            <text:p text:style-name="P4"><text:span text:style-name="T10">∘</text:span><text:span text:style-name="T2"> </text:span><text:span text:style-name="T2">Coached the Executive Director on technology practices and ways of working.</text:span></text:p>
            <text:p text:style-name="P4"><text:span text:style-name="T10">∘</text:span><text:span text:style-name="T2"> </text:span><text:span text:style-name="T2">Coded nonprofit applications to help match civic resources with people in need.</text:span></text:p>
            <text:p text:style-name="P4"><text:span text:style-name="T10">∘</text:span><text:span text:style-name="T2"> </text:span><text:span text:style-name="T2">Founded Community of Practice for IT Operations with TDD, CI/CD, <text:s/>DevOps.</text:span></text:p>
            <text:p text:style-name="P4"><text:span text:style-name="T2"/></text:p>
            <text:p text:style-name="P4"><text:span text:style-name="T3">REPOSITORY GUIDE HIGHLIGHTS</text:span></text:p>
            <text:p text:style-name="P4"><text:span text:style-name="T2"/></text:p>
            <text:p text:style-name="P5"><text:span text:style-name="T3">Project futurespective guides</text:span></text:p>
            <text:p text:style-name="P5"><text:span text:style-name="T10">∘</text:span><text:span text:style-name="T2"> </text:span><text:span text:style-name="T2">Strategic Balanced Scorecard (SBS) and </text:span><text:span text:style-name="T2">Business Model Canvas (BMC)</text:span></text:p>
            <text:p text:style-name="P5"><text:span text:style-name="T10">∘</text:span><text:span text:style-name="T2"> </text:span><text:span text:style-name="T2">Objectives &amp; Key Results (OKR) and </text:span><text:span text:style-name="T10"><text:s/></text:span><text:span text:style-name="T2">Key Performance Indicators (KPI)</text:span></text:p>
            <text:p text:style-name="P5"><text:span text:style-name="T10">∘</text:span><text:span text:style-name="T2"> </text:span><text:span text:style-name="T2">Value Stream Mapping (VSM) and </text:span><text:span text:style-name="T2">Goals Ideas Steps Tasks (GIST)</text:span></text:p>
            <text:p text:style-name="P5"><text:span text:style-name="T2"/></text:p>
            <text:p text:style-name="P5"><text:span text:style-name="T3">Group manager guides</text:span></text:p>
            <text:p text:style-name="P5"><text:span text:style-name="T10">∘</text:span><text:span text:style-name="T2"> </text:span><text:span text:style-name="T2">Ways of Working: how to be more explicit about creating your company culture.</text:span><text:span text:style-name="T2"><text:line-break/></text:span><text:span text:style-name="T10">∘ </text:span><text:span text:style-name="T2">TEAM FOCUS Framework: how to rapidly align your people, practices, and goals.</text:span><text:span text:style-name="T2"><text:line-break/></text:span><text:span text:style-name="T10">∘ </text:span><text:span text:style-name="T2">Crucial Conversations: how to talk about hard topics including team feedback.</text:span></text:p>
            <text:p text:style-name="P5"><text:span text:style-name="T2"/></text:p>
            <text:p text:style-name="P5"><text:span text:style-name="T3">Leadership guides</text:span></text:p>
            <text:p text:style-name="P4"><text:span text:style-name="T10">∘</text:span><text:span text:style-name="T2"> </text:span><text:span text:style-name="T2">Vision/Mission Statements for Leadership, Thought Leadership Writing</text:span></text:p>
            <text:p text:style-name="P5"><text:span text:style-name="T10">∘</text:span><text:span text:style-name="T2"> </text:span><text:span text:style-name="T2">Powerful Questions for Innovation, Oblique Strategies for Creative Thinking</text:span></text:p>
            <text:p text:style-name="P5"><text:span text:style-name="T10">∘</text:span><text:span text:style-name="T2"> </text:span><text:span text:style-name="T2">OODA: Observe Orient Decide Act, Intent Plan: Who, What, When, Where, Why</text:span></text:p>
            <text:p text:style-name="P5"><text:span text:style-name="T2"/></text:p>
            <text:p text:style-name="P4"><text:span text:style-name="T3">Technology teamwork guides</text:span></text:p>
            <text:p text:style-name="P4"><text:span text:style-name="T10">∘</text:span><text:span text:style-name="T2"> </text:span><text:span text:style-name="T2">Architecture Decision Record: how teams can choose the best tools for the work.</text:span></text:p>
            <text:p text:style-name="P4"><text:span text:style-name="T10">∘</text:span><text:span text:style-name="T2"> </text:span><text:span text:style-name="T2">Git Commit Message: how to write with specific terms, templates, links, and more.</text:span></text:p>
            <text:p text:style-name="P4"><text:span text:style-name="T10">∘</text:span><text:span text:style-name="T2"> </text:span><text:span text:style-name="T2">Queuing Theory: how to analyze API throughput, CSR timing, kanban WIP, and more.</text:span></text:p>
            <text:p text:style-name="P4"><text:span text:style-name="T2"/></text:p>
            <text:p text:style-name="P4"><text:span text:style-name="T3">All repositories are online at https://github.com/joelparkerhenders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2" svg:font-family="'DejaVu Sans'" style:font-family-generic="swiss"/>
    <style:font-face style:name="DejaVu Sans3" svg:font-family="'DejaVu Sans'" style:font-adornments="Condensed" style:font-family-generic="swiss"/>
    <style:font-face style:name="DejaVu Sans4" svg:font-family="'DejaVu Sans'" style:font-adornments="Condensed" style:font-family-generic="system" style:font-pitch="variable"/>
    <style:font-face style:name="DejaVu Sans5" svg:font-family="'DejaVu Sans'" style:font-adornments="Condensed" style:font-family-generic="system"/>
    <style:font-face style:name="DejaVu Sans6" svg:font-family="'DejaVu San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6" style:font-family-asian="'DejaVu Sans'" style:font-family-generic-asian="system" style:font-pitch-asian="variable" style:font-size-asian="18pt" style:font-style-asian="normal" style:font-weight-asian="normal" style:font-name-complex="DejaVu Sans6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1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Joel Henderson</meta:initial-creator>
    <meta:creation-date>2010-07-26T16:00:46</meta:creation-date>
    <dc:date>2022-04-04T15:13:42.082239714</dc:date>
    <meta:editing-duration>P1DT15H24M</meta:editing-duration>
    <meta:editing-cycles>122</meta:editing-cycles>
    <meta:generator>LibreOffice/7.3.2.2$MacOSX_X86_64 LibreOffice_project/49f2b1bff42cfccbd8f788c8dc32c1c309559be0</meta:generator>
    <meta:document-statistic meta:object-count="2"/>
  </office:meta>
</office:document-meta>
</file>